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" svg:font-family="'Open Sans', sans-serif"/>
    <style:font-face style:name="Poppins" svg:font-family="Poppins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062cm" style:rel-column-width="4095*"/>
    </style:style>
    <style:style style:name="Tabla1.A1" style:family="table-cell">
      <style:table-cell-properties fo:background-color="#b2b2b2" style:writing-mode="page">
        <style:background-image/>
      </style:table-cell-properties>
    </style:style>
    <style:style style:name="Tabla1.I1" style:family="table-cell">
      <style:table-cell-properties style:writing-mode="page"/>
    </style:style>
    <style:style style:name="Tabla1.J1" style:family="table-cell">
      <style:table-cell-properties style:writing-mode="page"/>
    </style:style>
    <style:style style:name="Tabla1.K1" style:family="table-cell">
      <style:table-cell-properties style:writing-mode="page"/>
    </style:style>
    <style:style style:name="Tabla1.L1" style:family="table-cell">
      <style:table-cell-properties style:writing-mode="page"/>
    </style:style>
    <style:style style:name="Tabla1.M1" style:family="table-cell">
      <style:table-cell-properties style:writing-mode="page"/>
    </style:style>
    <style:style style:name="Tabla1.N1" style:family="table-cell">
      <style:table-cell-properties style:writing-mode="page"/>
    </style:style>
    <style:style style:name="Tabla1.O1" style:family="table-cell">
      <style:table-cell-properties style:writing-mode="page"/>
    </style:style>
    <style:style style:name="Tabla1.P1" style:family="table-cell">
      <style:table-cell-properties style:writing-mode="page"/>
    </style:style>
    <style:style style:name="P1" style:family="paragraph" style:parent-style-name="Standard">
      <style:text-properties style:font-name="Tahoma" officeooo:rsid="00101661" officeooo:paragraph-rsid="001471fd"/>
    </style:style>
    <style:style style:name="P2" style:family="paragraph" style:parent-style-name="Standard">
      <style:text-properties style:font-name="Tahoma" officeooo:rsid="00101661" officeooo:paragraph-rsid="00163e01"/>
    </style:style>
    <style:style style:name="P3" style:family="paragraph" style:parent-style-name="Standard">
      <style:text-properties style:font-name="Tahoma" officeooo:rsid="00101661" officeooo:paragraph-rsid="00179953"/>
    </style:style>
    <style:style style:name="P4" style:family="paragraph" style:parent-style-name="Standard">
      <style:text-properties style:font-name="Tahoma" fo:font-weight="bold" officeooo:rsid="00101661" officeooo:paragraph-rsid="001471fd" style:font-weight-asian="bold" style:font-weight-complex="bold"/>
    </style:style>
    <style:style style:name="P5" style:family="paragraph" style:parent-style-name="Standard">
      <style:text-properties style:font-name="Tahoma" fo:font-weight="bold" officeooo:rsid="00101661" officeooo:paragraph-rsid="00179953" style:font-weight-asian="bold" style:font-weight-complex="bold"/>
    </style:style>
    <style:style style:name="P6" style:family="paragraph" style:parent-style-name="Standard">
      <style:text-properties style:font-name="Tahoma" officeooo:rsid="001b2ff1" officeooo:paragraph-rsid="001b2ff1"/>
    </style:style>
    <style:style style:name="P7" style:family="paragraph" style:parent-style-name="Table_20_Contents">
      <style:text-properties style:font-name="Tahoma"/>
    </style:style>
    <style:style style:name="P8" style:family="paragraph" style:parent-style-name="Table_20_Contents">
      <style:text-properties style:font-name="Tahoma" fo:background-color="#cccccc"/>
    </style:style>
    <style:style style:name="T1" style:family="text">
      <style:text-properties officeooo:rsid="001471fd"/>
    </style:style>
    <style:style style:name="T2" style:family="text">
      <style:text-properties officeooo:rsid="00179953"/>
    </style:style>
    <style:style style:name="T3" style:family="text">
      <style:text-properties fo:font-variant="normal" fo:text-transform="none" fo:color="#212529" style:font-name="Poppins" fo:font-size="12pt" fo:letter-spacing="normal" fo:font-style="normal" fo:font-weight="normal"/>
    </style:style>
    <style:style style:name="T4" style:family="text">
      <style:text-properties fo:font-variant="normal" fo:text-transform="none" fo:color="#212529" fo:font-size="12pt" fo:letter-spacing="normal" fo:font-style="normal"/>
    </style:style>
    <style:style style:name="T5" style:family="text">
      <style:text-properties fo:font-variant="normal" fo:text-transform="none" fo:color="#212529" fo:font-size="12pt" fo:letter-spacing="normal" fo:font-style="normal" fo:font-weight="normal"/>
    </style:style>
    <style:style style:name="T6" style:family="text">
      <style:text-properties fo:font-variant="normal" fo:text-transform="none" fo:color="#212529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565961" style:font-name="Open Sans" fo:font-size="12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<text:span text:style-name="T4">¿Que es una entrada y salida digital?</text:span> </text:p>
      <text:p text:style-name="P1">Estos sistemas permiten a los PLC trabajar con dispositivos de campo para realizar aplicaciones programadas. </text:p>
      <text:p text:style-name="P1">Los sistemas de E / S discretos proporcionan la conexión entre la CPU y el mundo exterior</text:p>
      <text:p text:style-name="P1">El sistema de entrada / salida discreta (E / S) proporciona la conexión física entre la unidad central de procesamiento y los dispositivos de campo que transmiten y aceptan señales digitales. Las señales digitales son señales no continuas que tienen solo dos estados: ENCENDIDO y APAGADO. A través de varios circuitos de interfaz y dispositivos de campo (interruptores de límite, transductores, etc.), el controlador detecta y mide cantidades físicas (por ejemplo, proximidad, posición, movimiento, nivel, temperatura, presión, corriente y voltaje) asociadas con una máquina o proceso .</text:p>
      <text:p text:style-name="P1">La característica <text:span text:style-name="T1">digital</text:span> y no continua de las interfaces de entrada / <text:span text:style-name="T1">salida</text:span> digital los limita a detectar <text:span text:style-name="T1">o activar </text:span>señales que tienen solo dos estados (es decir, ENCENDIDO / APAGADO, ABIERTO / CERRADO, VERDADERO / FALSO, etc.). Para un circuito de interfaz de entrada, los dispositivos de entrada discreta son esencialmente interruptores que están abiertos o cerrados, lo que significa 1 (ENCENDIDO) o 0 (APAGADO).</text:p>
      <text:p text:style-name="P1"/>
      <text:p text:style-name="P4"><text:span text:style-name="T4">¿Que es una entrada y salida analógica?</text:span> </text:p>
      <text:p text:style-name="P2">A diferencia de las señales discretas, que poseen solo dos estados (ON y OFF), las señales analógicas tienen un número infinito de estados. La temperatura, por ejemplo, es una señal analógica porque cambia continuamente en cantidades infinitesimales.</text:p>
      <text:p text:style-name="P2">En consecuencia, un cambio de 70 ° F a 71 ° F no es solo un cambio de 1 ° F, sino más bien un número infinito de cambios más pequeños de una fracción de grado.</text:p>
      <text:p text:style-name="P3">Los PLC, como otras computadoras digitales, son sistemas <text:span text:style-name="T2">digitales</text:span> que solo entienden 1s y 0s. Por lo tanto, no pueden interpretar señales analógicas en su forma continua. Las interfaces de entrada analógica traducen señales analógicas continuas en valores discretos que los procesadores PLC pueden interpretar <text:span text:style-name="T2">resolucion</text:span>. Estos valores discretos se utilizan posteriormente en el programa de control.</text:p>
      <text:p text:style-name="P3"/>
      <text:p text:style-name="P3"><text:span text:style-name="T6">¿Que es una periferia descentralizada o remota?</text:span> </text:p>
      <text:p text:style-name="P3"/>
      <text:p text:style-name="P3"><text:span text:style-name="T7">La cual consiste en controlar las señales de E/S de los sensores, actuadores y demás componentes industriales por medio de un mínimo de cableado (normalmente por medio de alguna red industrial). Lógicamente para poder hacer esto, es necesario colocar a pie de máquina un módulo que centralice la conexión de todos los controles, accionamientos y que procese la información recibida del PLC.</text:span> </text:p>
      <text:p text:style-name="P3"><text:span text:style-name="T7">La gama SIMATIC ET 200 de SIEMENS ofrece sistemas de periferia descentralizada (E/S remotas) muy diversos, tanto para soluciones en armario eléctrico o sin él, directamente en la máquina, así como para su uso en atmósferas potencialmente explosivas</text:span> </text:p>
      <text:p text:style-name="P3"/>
      <text:p text:style-name="P5"><text:span text:style-name="T4">¿Que es un bit?</text:span> </text:p>
      <text:p text:style-name="P6"><text:span text:style-name="T3">Un bit es una unidad mas pequeña de memoria varia entre 0 y 1.</text:span></text:p>
      <text:p text:style-name="P6"><text:span text:style-name="T3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oft-page-break/><text:span text:style-name="T6">¿Cuantos byte hay en una word?</text:span><text:span text:style-name="T3"> </text:span></text:p>
      <text:p text:style-name="P6"><text:span text:style-name="T3"/></text:p>
      <text:p text:style-name="P6"><text:span text:style-name="T3">En un Word hay 2 byte</text:span></text:p>
      <text:p text:style-name="P6"><text:span text:style-name="T3"/></text:p>
      <table:table table:name="Tabla1" table:style-name="Tabla1">
        <table:table-column table:style-name="Tabla1.A" table:number-columns-repeated="16"/>
        <table:table-row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O1" office:value-type="string">
            <text:p text:style-name="P7"/>
          </table:table-cell>
          <table:table-cell table:style-name="Tabla1.N1" office:value-type="string">
            <text:p text:style-name="P7"/>
          </table:table-cell>
          <table:table-cell table:style-name="Tabla1.O1" office:value-type="string">
            <text:p text:style-name="P7"/>
          </table:table-cell>
          <table:table-cell table:style-name="Tabla1.N1" office:value-type="string">
            <text:p text:style-name="P7"/>
          </table:table-cell>
          <table:table-cell table:style-name="Tabla1.O1" office:value-type="string">
            <text:p text:style-name="P7"/>
          </table:table-cell>
          <table:table-cell table:style-name="Tabla1.N1" office:value-type="string">
            <text:p text:style-name="P7"/>
          </table:table-cell>
          <table:table-cell table:style-name="Tabla1.O1" office:value-type="string">
            <text:p text:style-name="P7"/>
          </table:table-cell>
          <table:table-cell table:style-name="Tabla1.P1" office:value-type="string">
            <text:p text:style-name="P7"/>
          </table:table-cell>
        </table:table-row>
      </table:table>
      <text:p text:style-name="P6"><text:span text:style-name="T3"/></text:p>
      <text:p text:style-name="P6">byte 1<text:tab/><text:tab/><text:tab/><text:tab/><text:tab/><text:tab/><text:tab/>byte 2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" svg:font-family="'Open Sans', sans-serif"/>
    <style:font-face style:name="Poppins" svg:font-family="Poppins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11:41:23.797000000</meta:creation-date>
    <dc:date>2020-03-24T12:27:30.837000000</dc:date>
    <meta:editing-duration>PT15M33S</meta:editing-duration>
    <meta:editing-cycles>2</meta:editing-cycles>
    <meta:generator>LibreOffice/6.4.1.2$Windows_X86_64 LibreOffice_project/4d224e95b98b138af42a64d84056446d09082932</meta:generator>
    <meta:document-statistic meta:table-count="1" meta:image-count="0" meta:object-count="0" meta:page-count="2" meta:paragraph-count="17" meta:word-count="470" meta:character-count="2925" meta:non-whitespace-character-count="2458"/>
  </office:meta>
</office:document-meta>
</file>